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90f67" officeooo:paragraph-rsid="00190f67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190f67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190f67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190f67" officeooo:paragraph-rsid="00190f67" style:font-size-asian="14pt" style:font-size-complex="14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190f67" officeooo:paragraph-rsid="00190f67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officeooo:rsid="00190f67" officeooo:paragraph-rsid="00190f67" style:font-size-asian="14pt" style:font-size-complex="14pt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Times New Roman" fo:font-size="14pt" officeooo:rsid="00190f67" officeooo:paragraph-rsid="00190f67" style:font-size-asian="14pt" style:font-size-complex="14pt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Times New Roman" fo:font-size="14pt" officeooo:rsid="00190f67" officeooo:paragraph-rsid="00190f67" style:font-size-asian="14pt" style:font-size-complex="14pt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Times New Roman" fo:font-size="14pt" officeooo:rsid="00199cc1" officeooo:paragraph-rsid="00199cc1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199cc1" officeooo:paragraph-rsid="00199cc1" style:font-size-asian="14pt" style:font-size-complex="14pt"/>
    </style:style>
    <style:style style:name="P11" style:family="paragraph" style:parent-style-name="Standard" style:list-style-name="L3">
      <style:paragraph-properties fo:text-align="justify" style:justify-single-word="false"/>
      <style:text-properties officeooo:rsid="00199cc1" officeooo:paragraph-rsid="00199cc1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90f67" style:font-size-asian="14pt" style:font-size-complex="14pt"/>
    </style:style>
    <style:style style:name="T3" style:family="text">
      <style:text-properties style:font-name="Times New Roman" fo:font-size="14pt" officeooo:rsid="00199cc1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s Write-up's About Heroku Deployment</text:p>
      <text:p text:style-name="P2"/>
      <text:p text:style-name="P2"/>
      <text:p text:style-name="P4">Step 1: Creating GitHub Account </text:p>
      <text:list xml:id="list1169248990" text:style-name="L1">
        <text:list-item>
          <text:p text:style-name="P5">Using email and password we created git-hub profile.</text:p>
        </text:list-item>
        <text:list-item>
          <text:p text:style-name="P5">After that setting the credentials, we created the working repositories for out deployment project.</text:p>
        </text:list-item>
      </text:list>
      <text:p text:style-name="P4"/>
      <text:p text:style-name="P4"/>
      <text:p text:style-name="P1"><text:span text:style-name="T2">S</text:span><text:span text:style-name="T1">tep2 : Creation of repositories.</text:span></text:p>
      <text:list xml:id="list3228865311" text:style-name="L2">
        <text:list-item>
          <text:p text:style-name="P7">We imported the project files which are developed for project in git hub repositories</text:p>
        </text:list-item>
        <text:list-item>
          <text:p text:style-name="P7">Doing committed for files which are imported.</text:p>
        </text:list-item>
      </text:list>
      <text:p text:style-name="P4"/>
      <text:p text:style-name="P4">Step3 : Creating account/App on <text:s/>heroku platform</text:p>
      <text:list xml:id="list2575962243" text:style-name="L3">
        <text:list-item>
          <text:p text:style-name="P8">Using email and password we created heroku profile.</text:p>
        </text:list-item>
        <text:list-item>
          <text:p text:style-name="P8">Crateing app for deployment</text:p>
          <text:list>
            <text:list-item>
              <text:p text:style-name="P8">Selecting Name, Location.</text:p>
            </text:list-item>
          </text:list>
        </text:list-item>
        <text:list-item>
          <text:p text:style-name="P8">Connect the github to <text:s/>heroku.</text:p>
        </text:list-item>
        <text:list-item>
          <text:p text:style-name="P8">After connecting github connect/import the project repositories.</text:p>
        </text:list-item>
        <text:list-item>
          <text:p text:style-name="P9">Clicked on Deploy option.</text:p>
        </text:list-item>
        <text:list-item>
          <text:p text:style-name="P9">Lastly click on view option.</text:p>
        </text:list-item>
        <text:list-item>
          <text:p text:style-name="P9">See your project deployment with URL.</text:p>
        </text:list-item>
      </text:list>
      <text:p text:style-name="P10"/>
      <text:list xml:id="list121409823514070" text:continue-numbering="true" text:style-name="L3">
        <text:list-item>
          <text:p text:style-name="P9">Ex : <text:s text:c="4"/>appname.herokuapp.com</text:p>
        </text:list-item>
        <text:list-item>
          <text:p text:style-name="P11"><text:span text:style-name="T3">T</text:span><text:span text:style-name="T1">his URL will generate.</text:span></text:p>
        </text:list-item>
      </text:list>
      <text:p text:style-name="P10"/>
      <text:p text:style-name="P10"/>
      <text:p text:style-name="P4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11:54:46.811000000</meta:creation-date>
    <dc:date>2021-03-17T12:12:54.870000000</dc:date>
    <meta:editing-duration>PT5M27S</meta:editing-duration>
    <meta:editing-cycles>1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8" meta:word-count="128" meta:character-count="788" meta:non-whitespace-character-count="685"/>
  </office:meta>
</office:document-meta>
</file>